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0">
            <text:p>400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1">
            <text:p>401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2">
            <text:p>402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3">
            <text:p>403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4">
            <text:p>404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5">
            <text:p>405</text:p>
          </table:table-cell>
          <table:table-cell table:style-name="Default" office:value-type="string">
            <text:p>Super Eurobeat Megamix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6/08/2013</text:date>, <text:time>04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6-08T04:45:56.17</dc:date>
    <meta:editing-duration>PT2H39M10S</meta:editing-duration>
    <meta:editing-cycles>27</meta:editing-cycles>
    <meta:document-statistic meta:table-count="1" meta:cell-count="1874" meta:object-count="0"/>
  </office:meta>
</office:document-meta>
</file>